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哈哈哈</text:p>
      <text:p text:style-name="Standard">测试测试</text:p>
      <text:p text:style-name="Standard">测试以下，这个同步盘好不好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9:07:13.084476189</meta:creation-date>
    <dc:date>2019-12-06T19:07:50.372971548</dc:date>
    <meta:editing-duration>PT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21" meta:character-count="21" meta:non-whitespace-character-count="21"/>
  </office:meta>
</office:document-meta>
</file>